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3cm" style:rel-column-width="32760*"/>
    </style:style>
    <style:style style:name="Table4.B" style:family="table-column">
      <style:table-column-properties style:column-width="8.797cm" style:rel-column-width="3277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3" style:family="table">
      <style:table-properties style:width="17.715cm" fo:margin-left="0cm" table:align="left"/>
    </style:style>
    <style:style style:name="Table3.A" style:family="table-column">
      <style:table-column-properties style:column-width="5.863cm"/>
    </style:style>
    <style:style style:name="Table3.C" style:family="table-column">
      <style:table-column-properties style:column-width="5.988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194cm" style:rel-column-width="11901*"/>
    </style:style>
    <style:style style:name="Table2.B" style:family="table-column">
      <style:table-column-properties style:column-width="8.532cm" style:rel-column-width="31788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31bcb2" officeooo:paragraph-rsid="0031bcb2"/>
    </style:style>
    <style:style style:name="P2" style:family="paragraph" style:parent-style-name="Title">
      <style:text-properties officeooo:rsid="002459c3" officeooo:paragraph-rsid="002459c3"/>
    </style:style>
    <style:style style:name="P3" style:family="paragraph" style:parent-style-name="Text_20_body">
      <style:text-properties officeooo:rsid="002459c3" officeooo:paragraph-rsid="002459c3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2459c3" officeooo:paragraph-rsid="002459c3"/>
    </style:style>
    <style:style style:name="P5" style:family="paragraph" style:parent-style-name="Table_20_Contents">
      <style:text-properties officeooo:rsid="002459c3" officeooo:paragraph-rsid="002459c3"/>
    </style:style>
    <style:style style:name="P6" style:family="paragraph" style:parent-style-name="Table_20_Contents">
      <style:text-properties officeooo:rsid="00305ae9" officeooo:paragraph-rsid="00305ae9"/>
    </style:style>
    <style:style style:name="P7" style:family="paragraph" style:parent-style-name="Text_20_body">
      <style:text-properties officeooo:rsid="00342f63" officeooo:paragraph-rsid="00342f63"/>
    </style:style>
    <style:style style:name="P8" style:family="paragraph" style:parent-style-name="Text_20_body">
      <style:text-properties fo:font-weight="bold" officeooo:rsid="002646c7" officeooo:paragraph-rsid="002646c7" style:font-weight-asian="bold" style:font-weight-complex="bold"/>
    </style:style>
    <style:style style:name="P9" style:family="paragraph" style:parent-style-name="Text_20_body">
      <style:text-properties fo:font-weight="bold" officeooo:rsid="002908eb" officeooo:paragraph-rsid="002908eb" style:font-weight-asian="bold" style:font-weight-complex="bold"/>
    </style:style>
    <style:style style:name="P10" style:family="paragraph" style:parent-style-name="Text_20_body">
      <style:text-properties fo:font-weight="bold" officeooo:rsid="002459c3" officeooo:paragraph-rsid="002459c3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fo:font-weight="bold" officeooo:rsid="002459c3" officeooo:paragraph-rsid="002459c3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break-before="page"/>
      <style:text-properties fo:font-weight="bold" officeooo:rsid="002459c3" officeooo:paragraph-rsid="002459c3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font-weight="bold" officeooo:rsid="0027facb" officeooo:paragraph-rsid="0027facb" style:font-weight-asian="bold" style:font-weight-complex="bold"/>
    </style:style>
    <style:style style:name="P14" style:family="paragraph" style:parent-style-name="Text_20_body">
      <style:text-properties fo:font-weight="bold" officeooo:rsid="003d7269" officeooo:paragraph-rsid="003d7269" style:font-weight-asian="bold" style:font-weight-complex="bold"/>
    </style:style>
    <style:style style:name="P15" style:family="paragraph" style:parent-style-name="Text_20_body">
      <style:text-properties fo:font-weight="normal" officeooo:rsid="002646c7" officeooo:paragraph-rsid="002646c7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font-weight="normal" officeooo:rsid="002646c7" officeooo:paragraph-rsid="002646c7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font-weight="normal" officeooo:rsid="002646c7" officeooo:paragraph-rsid="002908eb" style:font-weight-asian="normal" style:font-weight-complex="normal"/>
    </style:style>
    <style:style style:name="P18" style:family="paragraph" style:parent-style-name="Text_20_body">
      <style:text-properties fo:font-weight="normal" officeooo:rsid="002908eb" officeooo:paragraph-rsid="002908eb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font-weight="normal" officeooo:rsid="00333156" officeooo:paragraph-rsid="00333156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fo:font-weight="normal" officeooo:rsid="002459c3" officeooo:paragraph-rsid="002459c3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908eb" style:font-weight-asian="normal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fo:font-weight="normal" officeooo:rsid="003d7269" officeooo:paragraph-rsid="003d7269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font-weight="normal" officeooo:rsid="003c3605" officeooo:paragraph-rsid="003c3605" style:font-weight-asian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officeooo:rsid="0027facb" officeooo:paragraph-rsid="0027facb"/>
    </style:style>
    <style:style style:name="P26" style:family="paragraph" style:parent-style-name="Table_20_Contents">
      <style:text-properties officeooo:rsid="002646c7" officeooo:paragraph-rsid="002646c7"/>
    </style:style>
    <style:style style:name="P27" style:family="paragraph" style:parent-style-name="Table_20_Contents">
      <style:text-properties officeooo:rsid="002be056" officeooo:paragraph-rsid="002be056"/>
    </style:style>
    <style:style style:name="P28" style:family="paragraph" style:parent-style-name="Text_20_body">
      <style:text-properties officeooo:rsid="002be056" officeooo:paragraph-rsid="002be056"/>
    </style:style>
    <style:style style:name="P29" style:family="paragraph" style:parent-style-name="Text_20_body">
      <style:text-properties officeooo:rsid="002be056" officeooo:paragraph-rsid="00305ae9"/>
    </style:style>
    <style:style style:name="P30" style:family="paragraph" style:parent-style-name="Title">
      <style:paragraph-properties fo:break-before="page"/>
    </style:style>
    <style:style style:name="P31" style:family="paragraph" style:parent-style-name="Standard">
      <style:text-properties fo:font-size="16pt" fo:font-weight="bold" officeooo:rsid="00199e38" officeooo:paragraph-rsid="00199e38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15b264" officeooo:paragraph-rsid="0015b264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4pt" fo:font-weight="bold" officeooo:rsid="0015b264" officeooo:paragraph-rsid="0015b264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5b264" officeooo:paragraph-rsid="002afba5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7bfd1" officeooo:paragraph-rsid="0017bfd1" style:font-size-asian="14pt" style:font-weight-asian="bold" style:font-size-complex="14pt" style:font-weight-complex="bold"/>
    </style:style>
    <style:style style:name="P36" style:family="paragraph" style:parent-style-name="Table_20_Contents">
      <style:text-properties fo:font-size="14pt" officeooo:rsid="0017dfdd" officeooo:paragraph-rsid="0017dfdd" style:font-size-asian="14pt" style:font-size-complex="14pt"/>
    </style:style>
    <style:style style:name="P37" style:family="paragraph" style:parent-style-name="Text_20_body">
      <style:paragraph-properties fo:margin-left="0cm" fo:text-indent="0cm" style:auto-text-indent="false"/>
      <style:text-properties fo:font-size="14pt" officeooo:rsid="0017dfdd" officeooo:paragraph-rsid="0017dfdd" style:font-size-asian="14pt" style:font-size-complex="14pt"/>
    </style:style>
    <style:style style:name="P38" style:family="paragraph" style:parent-style-name="Table_20_Contents">
      <style:text-properties fo:font-size="14pt" style:font-size-asian="14pt" style:font-size-complex="14pt"/>
    </style:style>
    <style:style style:name="P39" style:family="paragraph" style:parent-style-name="Title">
      <style:paragraph-properties fo:break-before="page"/>
      <style:text-properties officeooo:rsid="0015b264" officeooo:paragraph-rsid="0015b264"/>
    </style:style>
    <style:style style:name="P40" style:family="paragraph" style:parent-style-name="Text_20_body">
      <style:text-properties officeooo:rsid="001be978" officeooo:paragraph-rsid="001be978"/>
    </style:style>
    <style:style style:name="P41" style:family="paragraph" style:parent-style-name="Table_20_Contents">
      <style:text-properties officeooo:rsid="003d7269" officeooo:paragraph-rsid="003d7269"/>
    </style:style>
    <style:style style:name="P42" style:family="paragraph" style:parent-style-name="Text_20_body">
      <style:text-properties officeooo:rsid="003d7269" officeooo:paragraph-rsid="003d7269"/>
    </style:style>
    <style:style style:name="P43" style:family="paragraph" style:parent-style-name="Text_20_body">
      <style:text-properties officeooo:rsid="003d84aa" officeooo:paragraph-rsid="003d84aa"/>
    </style:style>
    <style:style style:name="P44" style:family="paragraph" style:parent-style-name="Footer">
      <style:paragraph-properties fo:text-align="center" style:justify-single-word="false"/>
    </style:style>
    <style:style style:name="P45" style:family="paragraph" style:parent-style-name="Standard">
      <style:text-properties fo:font-size="14pt" fo:font-weight="bold" officeooo:rsid="003f413b" officeooo:paragraph-rsid="003f413b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2pt" fo:font-weight="bold" officeooo:rsid="00199e38" officeooo:paragraph-rsid="003f413b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15b264" officeooo:paragraph-rsid="003f413b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17bfd1" officeooo:paragraph-rsid="003f413b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weight="normal" officeooo:rsid="003d7269" officeooo:paragraph-rsid="0031cc17" style:font-weight-asian="normal" style:font-weight-complex="normal"/>
    </style:style>
    <style:style style:name="P50" style:family="paragraph" style:parent-style-name="Text_20_body" style:list-style-name="L1">
      <style:text-properties fo:font-weight="normal" officeooo:rsid="002908eb" officeooo:paragraph-rsid="002908eb" style:font-weight-asian="normal" style:font-weight-complex="normal"/>
    </style:style>
    <style:style style:name="P51" style:family="paragraph" style:parent-style-name="Text_20_body" style:list-style-name="L3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52" style:family="paragraph" style:parent-style-name="Text_20_body" style:list-style-name="L4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53" style:family="paragraph" style:parent-style-name="Text_20_body" style:list-style-name="L2">
      <style:paragraph-properties fo:margin-top="0cm" fo:margin-bottom="0cm" style:contextual-spacing="false"/>
      <style:text-properties officeooo:rsid="002459c3" officeooo:paragraph-rsid="002459c3"/>
    </style:style>
    <style:style style:name="P54" style:family="paragraph" style:parent-style-name="Text_20_body" style:list-style-name="L2">
      <style:paragraph-properties fo:margin-top="0cm" fo:margin-bottom="0cm" style:contextual-spacing="false"/>
      <style:text-properties officeooo:rsid="0035db72" officeooo:paragraph-rsid="0035db72"/>
    </style:style>
    <style:style style:name="P55" style:family="paragraph" style:parent-style-name="Text_20_body" style:list-style-name="L2">
      <style:paragraph-properties fo:margin-top="0cm" fo:margin-bottom="0cm" style:contextual-spacing="false"/>
      <style:text-properties officeooo:rsid="002908eb" officeooo:paragraph-rsid="002908eb"/>
    </style:style>
    <style:style style:name="P56" style:family="paragraph" style:parent-style-name="Text_20_body" style:list-style-name="L2">
      <style:paragraph-properties fo:margin-top="0cm" fo:margin-bottom="0cm" style:contextual-spacing="false"/>
      <style:text-properties officeooo:rsid="0027facb" officeooo:paragraph-rsid="0027facb"/>
    </style:style>
    <style:style style:name="P57" style:family="paragraph" style:parent-style-name="Text_20_body" style:list-style-name="L2">
      <style:paragraph-properties fo:margin-top="0cm" fo:margin-bottom="0cm" style:contextual-spacing="false"/>
      <style:text-properties officeooo:rsid="002646c7" officeooo:paragraph-rsid="002646c7"/>
    </style:style>
    <style:style style:name="P58" style:family="paragraph" style:parent-style-name="Text_20_body" style:list-style-name="L5">
      <style:text-properties officeooo:rsid="003d7269" officeooo:paragraph-rsid="003d7269"/>
    </style:style>
    <style:style style:name="P59" style:family="paragraph" style:parent-style-name="Text_20_body" style:list-style-name="L6">
      <style:text-properties officeooo:rsid="003d84aa" officeooo:paragraph-rsid="003d84aa"/>
    </style:style>
    <style:style style:name="P60" style:family="paragraph" style:parent-style-name="Text_20_body" style:list-style-name="L7">
      <style:text-properties fo:font-size="10pt" officeooo:rsid="0017dfdd" officeooo:paragraph-rsid="0017dfdd" style:font-size-asian="10pt" style:font-size-complex="10pt"/>
    </style:style>
    <style:style style:name="P61" style:family="paragraph" style:parent-style-name="Text_20_body" style:list-style-name="L7">
      <style:text-properties fo:font-size="10pt" officeooo:rsid="003d84aa" officeooo:paragraph-rsid="003d84aa" style:font-size-asian="10pt" style:font-size-complex="10pt"/>
    </style:style>
    <style:style style:name="P62" style:family="paragraph" style:parent-style-name="Text_20_body" style:list-style-name="L7">
      <style:text-properties fo:font-size="10pt" officeooo:rsid="00170e21" officeooo:paragraph-rsid="0037719a" style:font-size-asian="10pt" style:font-size-complex="10pt"/>
    </style:style>
    <style:style style:name="P63" style:family="paragraph" style:parent-style-name="Text_20_body" style:list-style-name="L7">
      <style:text-properties fo:font-size="10pt" officeooo:rsid="00170e21" officeooo:paragraph-rsid="00170e21" style:font-size-asian="10pt" style:font-size-complex="10pt"/>
    </style:style>
    <style:style style:name="P64" style:family="paragraph" style:parent-style-name="Text_20_body" style:list-style-name="L7">
      <style:text-properties fo:font-size="10pt" officeooo:rsid="00170e21" officeooo:paragraph-rsid="0038c780" style:font-size-asian="10pt" style:font-size-complex="10pt"/>
    </style:style>
    <style:style style:name="P65" style:family="paragraph" style:parent-style-name="Text_20_body" style:list-style-name="L7">
      <style:text-properties fo:font-size="10pt" officeooo:rsid="0015b264" officeooo:paragraph-rsid="0015b264" style:font-size-asian="10pt" style:font-size-complex="10pt"/>
    </style:style>
    <style:style style:name="P66" style:family="paragraph" style:parent-style-name="Text_20_body" style:list-style-name="L7">
      <style:text-properties fo:font-size="10pt" officeooo:rsid="0015b264" officeooo:paragraph-rsid="00170e21" style:font-size-asian="10pt" style:font-size-complex="10pt"/>
    </style:style>
    <style:style style:name="P67" style:family="paragraph" style:parent-style-name="Text_20_body" style:list-style-name="L7">
      <style:text-properties fo:font-size="10pt" officeooo:rsid="0015b264" officeooo:paragraph-rsid="003d84aa" style:font-size-asian="10pt" style:font-size-complex="10pt"/>
    </style:style>
    <style:style style:name="P68" style:family="paragraph" style:parent-style-name="Text_20_body" style:list-style-name="L7">
      <style:text-properties fo:font-size="10pt" officeooo:rsid="0015b264" officeooo:paragraph-rsid="0017dfdd" style:font-size-asian="10pt" style:font-size-complex="10pt"/>
    </style:style>
    <style:style style:name="P69" style:family="paragraph" style:parent-style-name="Text_20_body" style:list-style-name="L7">
      <style:text-properties fo:font-size="10pt" officeooo:rsid="003ad190" officeooo:paragraph-rsid="003ad190" style:font-size-asian="10pt" style:font-size-complex="10pt"/>
    </style:style>
    <style:style style:name="P70" style:family="paragraph" style:parent-style-name="Text_20_body" style:list-style-name="L7">
      <style:text-properties fo:font-size="10pt" officeooo:rsid="0038c780" officeooo:paragraph-rsid="0038c780" style:font-size-asian="10pt" style:font-size-complex="10pt"/>
    </style:style>
    <style:style style:name="P71" style:family="paragraph" style:parent-style-name="Text_20_body" style:list-style-name="L7">
      <style:text-properties fo:font-size="10pt" officeooo:rsid="00393311" officeooo:paragraph-rsid="0017dfdd" style:font-size-asian="10pt" style:font-size-complex="10pt"/>
    </style:style>
    <style:style style:name="P72" style:family="paragraph" style:parent-style-name="Text_20_body" style:list-style-name="L7">
      <style:text-properties fo:font-size="10pt" officeooo:rsid="00393311" officeooo:paragraph-rsid="00393311" style:font-size-asian="10pt" style:font-size-complex="10pt"/>
    </style:style>
    <style:style style:name="P73" style:family="paragraph" style:parent-style-name="Text_20_body">
      <style:paragraph-properties fo:margin-top="0cm" fo:margin-bottom="0cm" style:contextual-spacing="false"/>
      <style:text-properties fo:font-weight="bold" officeooo:rsid="003d7269" officeooo:paragraph-rsid="003d7269" style:font-weight-asian="bold" style:font-weight-complex="bold"/>
    </style:style>
    <style:style style:name="P74" style:family="paragraph" style:parent-style-name="Text_20_body">
      <style:paragraph-properties fo:margin-top="0cm" fo:margin-bottom="0cm" style:contextual-spacing="false"/>
      <style:text-properties fo:font-weight="bold" officeooo:rsid="003d7269" officeooo:paragraph-rsid="003f413b" style:font-weight-asian="bold" style:font-weight-complex="bold"/>
    </style:style>
    <style:style style:name="P75" style:family="paragraph" style:parent-style-name="Text_20_body">
      <style:paragraph-properties fo:margin-top="0cm" fo:margin-bottom="0cm" style:contextual-spacing="false"/>
      <style:text-properties fo:font-weight="bold" officeooo:rsid="00333156" officeooo:paragraph-rsid="00333156" style:font-weight-asian="bold" style:font-weight-complex="bold"/>
    </style:style>
    <style:style style:name="P76" style:family="paragraph" style:parent-style-name="Text_20_body">
      <style:paragraph-properties fo:margin-top="0cm" fo:margin-bottom="0cm" style:contextual-spacing="false"/>
      <style:text-properties fo:font-weight="bold" officeooo:rsid="00333156" officeooo:paragraph-rsid="003f413b" style:font-weight-asian="bold" style:font-weight-complex="bold"/>
    </style:style>
    <style:style style:name="P77" style:family="paragraph" style:parent-style-name="Text_20_body">
      <style:paragraph-properties fo:margin-top="0cm" fo:margin-bottom="0cm" style:contextual-spacing="false"/>
      <style:text-properties fo:font-weight="bold" officeooo:rsid="003f413b" officeooo:paragraph-rsid="003f413b" style:font-weight-asian="bold" style:font-weight-complex="bold"/>
    </style:style>
    <style:style style:name="P78" style:family="paragraph" style:parent-style-name="Text_20_body">
      <style:text-properties officeooo:rsid="00333156" officeooo:paragraph-rsid="003f413b"/>
    </style:style>
    <style:style style:name="P79" style:family="paragraph" style:parent-style-name="Text_20_body" style:list-style-name="L8">
      <style:text-properties officeooo:rsid="00333156" officeooo:paragraph-rsid="003f413b"/>
    </style:style>
    <style:style style:name="P80" style:family="paragraph" style:parent-style-name="Text_20_body">
      <style:text-properties officeooo:rsid="002be056" officeooo:paragraph-rsid="002be056"/>
    </style:style>
    <style:style style:name="P81" style:family="paragraph" style:parent-style-name="Text_20_body">
      <style:text-properties officeooo:rsid="002be056" officeooo:paragraph-rsid="003f413b"/>
    </style:style>
    <style:style style:name="P82" style:family="paragraph" style:parent-style-name="Text_20_body">
      <style:text-properties officeooo:paragraph-rsid="003d7269"/>
    </style:style>
    <style:style style:name="P83" style:family="paragraph" style:parent-style-name="Text_20_body">
      <style:text-properties officeooo:rsid="003f413b" officeooo:paragraph-rsid="00333156"/>
    </style:style>
    <style:style style:name="P84" style:family="paragraph" style:parent-style-name="Title">
      <style:paragraph-properties fo:break-before="page"/>
      <style:text-properties fo:font-size="14pt" fo:font-weight="bold" officeooo:rsid="0015b264" style:font-size-asian="14pt" style:font-weight-asian="bold" style:font-size-complex="14pt" style:font-weight-complex="bold"/>
    </style:style>
    <style:style style:name="P85" style:family="paragraph" style:parent-style-name="Title">
      <style:paragraph-properties fo:break-before="page"/>
      <style:text-properties officeooo:rsid="002be056" officeooo:paragraph-rsid="002be056"/>
    </style:style>
    <style:style style:name="P86" style:family="paragraph" style:parent-style-name="Title">
      <style:paragraph-properties fo:break-before="page"/>
      <style:text-properties fo:font-size="20pt" officeooo:paragraph-rsid="003f413b" style:font-size-asian="20pt" style:font-size-complex="20pt"/>
    </style:style>
    <style:style style:name="T1" style:family="text">
      <style:text-properties officeooo:rsid="0031bcb2"/>
    </style:style>
    <style:style style:name="T2" style:family="text">
      <style:text-properties officeooo:rsid="002be056"/>
    </style:style>
    <style:style style:name="T3" style:family="text">
      <style:text-properties officeooo:rsid="0031cc17"/>
    </style:style>
    <style:style style:name="T4" style:family="text">
      <style:text-properties officeooo:rsid="002afba5"/>
    </style:style>
    <style:style style:name="T5" style:family="text">
      <style:text-properties officeooo:rsid="00333156"/>
    </style:style>
    <style:style style:name="T6" style:family="text">
      <style:text-properties officeooo:rsid="00342f63"/>
    </style:style>
    <style:style style:name="T7" style:family="text">
      <style:text-properties officeooo:rsid="002908eb"/>
    </style:style>
    <style:style style:name="T8" style:family="text">
      <style:text-properties officeooo:rsid="0035db72"/>
    </style:style>
    <style:style style:name="T9" style:family="text">
      <style:text-properties officeooo:rsid="0027facb"/>
    </style:style>
    <style:style style:name="T10" style:family="text">
      <style:text-properties officeooo:rsid="003ad190"/>
    </style:style>
    <style:style style:name="T11" style:family="text">
      <style:text-properties officeooo:rsid="00393311"/>
    </style:style>
    <style:style style:name="T12" style:family="text">
      <style:text-properties officeooo:rsid="003c3605"/>
    </style:style>
    <style:style style:name="T13" style:family="text">
      <style:text-properties officeooo:rsid="002459c3"/>
    </style:style>
    <style:style style:name="T14" style:family="text">
      <style:text-properties officeooo:rsid="00305ae9"/>
    </style:style>
    <style:style style:name="T15" style:family="text">
      <style:text-properties officeooo:rsid="0017bfd1"/>
    </style:style>
    <style:style style:name="T16" style:family="text">
      <style:text-properties officeooo:rsid="002c5ab4"/>
    </style:style>
    <style:style style:name="T17" style:family="text">
      <style:text-properties officeooo:rsid="001f7e6b"/>
    </style:style>
    <style:style style:name="T18" style:family="text">
      <style:text-properties officeooo:rsid="0037719a"/>
    </style:style>
    <style:style style:name="T19" style:family="text">
      <style:text-properties officeooo:rsid="0017dfdd"/>
    </style:style>
    <style:style style:name="T20" style:family="text">
      <style:text-properties officeooo:rsid="00199e38"/>
    </style:style>
    <style:style style:name="T21" style:family="text">
      <style:text-properties officeooo:rsid="0038c780"/>
    </style:style>
    <style:style style:name="T22" style:family="text">
      <style:text-properties officeooo:rsid="00170e21"/>
    </style:style>
    <style:style style:name="T23" style:family="text">
      <style:text-properties officeooo:rsid="00234a7c"/>
    </style:style>
    <style:style style:name="T24" style:family="text">
      <style:text-properties officeooo:rsid="002058aa"/>
    </style:style>
    <style:style style:name="T25" style:family="text">
      <style:text-properties officeooo:rsid="003d7269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3d84aa"/>
    </style:style>
    <style:style style:name="T28" style:family="text">
      <style:text-properties officeooo:rsid="003f41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rk Studios</text:p>
      <text:p text:style-name="P2">Industrial 6090 Laser Cutter Policie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Version: 1.0 : <text:span text:style-name="T1">2026-03-1</text:span><text:span text:style-name="T28">1</text:span></text:p>
          </table:table-cell>
          <table:table-cell table:style-name="Table4.B1" office:value-type="string">
            <text:p text:style-name="P6">Status: Draft</text:p>
          </table:table-cell>
        </table:table-row>
      </table:table>
      <text:p text:style-name="P3"/>
      <text:p text:style-name="P3">Only authorized persons may use the Industrial “6090” <text:span text:style-name="T28">150W </text:span>laser cutters <text:span text:style-name="T28">(Industrial Laser Cutters) </text:span>without supervision. <text:s/>Authorized persons may allow others to use the machines, but are responsible for adherence to safety policies and must directly supervise at all times.</text:p>
      <text:p text:style-name="P3">Failure to comply with policies may result in revoking privileges to this or other machines.</text:p>
      <text:p text:style-name="P7"><text:span text:style-name="T25">All </text:span>authorized <text:span text:style-name="T25">persons </text:span>must re-certify in January of each year <text:span text:style-name="T25">with a brief refresher.</text:span></text:p>
      <text:p text:style-name="P49">Note: This policy refers to the Industrial Laser Cutters with 100W of power or higher and cutting beds of 60cm by 90cm <text:span text:style-name="T28">nominal size</text:span>. <text:s/>The GlowForge laser cutter has a separate policy. <text:s/><text:span text:style-name="T28">Where possible, the GlowForge should be used when the size and power of an industrial laser cutter is not required.</text:span></text:p>
      <text:p text:style-name="P8">Motivation</text:p>
      <text:p text:style-name="P15">The Industr<text:span text:style-name="T2">i</text:span>al <text:span text:style-name="T3">L</text:span>aser<text:span text:style-name="T26"> </text:span>Cutters<text:span text:style-name="T26"> </text:span>can be quite dangerous to the operator, the facilities, and to innocent bystanders. <text:s/>These policies are meant to protect the safety of all. <text:s/>In addition, these systems are complex and expensive <text:span text:style-name="T4">to repair or replace</text:span>. <text:s/>As such, it is important to protect them so that <text:span text:style-name="T4">our community can continue to offer this resource.</text:span></text:p>
      <text:p text:style-name="P9">Process</text:p>
      <text:p text:style-name="P18">In order to be granted authorization to use these machines, you must:</text:p>
      <text:list text:style-name="L1">
        <text:list-item>
          <text:p text:style-name="P50">Review this policy document and agree to the provisions.</text:p>
        </text:list-item>
        <text:list-item>
          <text:p text:style-name="P50">Review training materials<text:span text:style-name="T5">(TBA)</text:span> and safety reminders documents and agree to follow them.</text:p>
        </text:list-item>
        <text:list-item>
          <text:p text:style-name="P50">Demonstrate safe operation by running a job under supervision by a <text:span text:style-name="T5">certifier</text:span>. That person must observe and agree that you have followed safe operation. <text:s/><text:span text:style-name="T6">The certifier will evaluate based on evaluation criteria. <text:s/>The certifier </text:span>may <text:span text:style-name="T6">then </text:span>grant access by revealing the combination to the lock-box containing the lock-out key.</text:p>
        </text:list-item>
      </text:list>
      <text:p text:style-name="P10">General provisions</text:p>
      <text:list text:style-name="L2">
        <text:list-item>
          <text:p text:style-name="P53"><text:span text:style-name="T7">Operators</text:span> must <text:span text:style-name="T6">always </text:span><text:span text:style-name="T8">monitor the job directly and remain within </text:span><text:span text:style-name="T25">feet</text:span><text:span text:style-name="T8"> of the machine while it is running a job.</text:span></text:p>
        </text:list-item>
        <text:list-item>
          <text:p text:style-name="P54">Operators must not defeat safety mechanisms such as the key lock-out or door close switch.</text:p>
        </text:list-item>
        <text:list-item>
          <text:p text:style-name="P55"><text:soft-page-break/>Operators must provide their own materials to cut</text:p>
        </text:list-item>
        <text:list-item>
          <text:p text:style-name="P53">Only one user may operate one machine at a time</text:p>
        </text:list-item>
        <text:list-item>
          <text:p text:style-name="P56">Operators must not operate the machines while under the influence of any intoxicant as defined by <text:a xlink:type="simple" xlink:href="https://oregon.public.law/statutes/ors_801.321" text:style-name="Internet_20_link" text:visited-style-name="Visited_20_Internet_20_Link">ORS301.321</text:a>. <text:s/><text:span text:style-name="T8">Note that this is also part of our code of conduct.</text:span></text:p>
        </text:list-item>
        <text:list-item>
          <text:p text:style-name="P57">Machine doors and panels MUST remain closed <text:span text:style-name="T9">during operation</text:span></text:p>
        </text:list-item>
        <text:list-item>
          <text:p text:style-name="P53">Only approved materials are permitted inside the laser machines (see below)</text:p>
        </text:list-item>
        <text:list-item>
          <text:p text:style-name="P53">No open food or drink is permitted in the lab and near the equipment</text:p>
        </text:list-item>
        <text:list-item>
          <text:p text:style-name="P53">Users must clean up their space and the inside of the laser beds after usage</text:p>
        </text:list-item>
        <text:list-item>
          <text:p text:style-name="P57">Each laser must be operated at no more than 50% of its maximum power rating in order to prevent fires and also extend the life of the laser tube.</text:p>
        </text:list-item>
        <text:list-item>
          <text:p text:style-name="P57">Use of machines MUST be logged.</text:p>
        </text:list-item>
        <text:list-item>
          <text:p text:style-name="P57">In case of fault or emergency-stop, the reason MUST be logged.</text:p>
        </text:list-item>
        <text:list-item>
          <text:p text:style-name="P56">After use, the machine must be locked and the key returned to the lockbox</text:p>
        </text:list-item>
        <text:list-item>
          <text:p text:style-name="P56">The combination to the lockbox must not be shared with unauthorized persons.</text:p>
        </text:list-item>
        <text:list-item>
          <text:p text:style-name="P56">All procedures for unsafe conditions must be followed (see below)</text:p>
        </text:list-item>
        <text:list-item>
          <text:p text:style-name="P56">Vents must be opened and facility ventilation must be active during operation.</text:p>
        </text:list-item>
        <text:list-item>
          <text:p text:style-name="P55">Follow the provided operations checklist when operating the machine.</text:p>
        </text:list-item>
      </text:list>
      <text:p text:style-name="P77">___Initial</text:p>
      <text:p text:style-name="P4"/>
      <text:p text:style-name="P11">Approved materials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26">Material</text:p>
          </table:table-cell>
          <table:table-cell table:style-name="Table3.A1" office:value-type="string">
            <text:p text:style-name="P26">Examples</text:p>
          </table:table-cell>
          <table:table-cell table:style-name="Table3.C1" office:value-type="string">
            <text:p text:style-name="P26">Notes</text:p>
          </table:table-cell>
        </table:table-row>
        <table:table-row>
          <table:table-cell table:style-name="Table3.A2" office:value-type="string">
            <text:p text:style-name="P26">Medium-Density Fiber Board</text:p>
          </table:table-cell>
          <table:table-cell table:style-name="Table3.A2" office:value-type="string">
            <text:p text:style-name="P26">MDF from hardware store</text:p>
          </table:table-cell>
          <table:table-cell table:style-name="Table3.C2" office:value-type="string">
            <text:p text:style-name="P26">Up to 1/8 inch</text:p>
            <text:p text:style-name="P26">Can smell bad, but usually cuts reasonably well <text:span text:style-name="T7">with ventilation.</text:span></text:p>
          </table:table-cell>
        </table:table-row>
        <table:table-row>
          <table:table-cell table:style-name="Table3.A2" office:value-type="string">
            <text:p text:style-name="P26">Plywood</text:p>
          </table:table-cell>
          <table:table-cell table:style-name="Table3.A2" office:value-type="string">
            <text:p text:style-name="P26"/>
          </table:table-cell>
          <table:table-cell table:style-name="Table3.C2" office:value-type="string">
            <text:p text:style-name="P26">Up to 1/8 inch</text:p>
          </table:table-cell>
        </table:table-row>
        <table:table-row>
          <table:table-cell table:style-name="Table3.A2" office:value-type="string">
            <text:p text:style-name="P26">Acrylic</text:p>
          </table:table-cell>
          <table:table-cell table:style-name="Table3.A2" office:value-type="string">
            <text:p text:style-name="P26">Plexiglass (make sure it is acrylic)</text:p>
          </table:table-cell>
          <table:table-cell table:style-name="Table3.C2" office:value-type="string">
            <text:p text:style-name="P26">Cast acrylic gives a better surface-finish</text:p>
          </table:table-cell>
        </table:table-row>
        <table:table-row>
          <table:table-cell table:style-name="Table3.A2" office:value-type="string">
            <text:p text:style-name="P26">Cardboard</text:p>
          </table:table-cell>
          <table:table-cell table:style-name="Table3.A2" office:value-type="string">
            <text:p text:style-name="P26">Most ordinary cardboard</text:p>
          </table:table-cell>
          <table:table-cell table:style-name="Table3.C2" office:value-type="string">
            <text:p text:style-name="P26">Can be a fire hazard, so use with care and be prepared to halt machine and extinguish flare-ups <text:span text:style-name="T10">with fire cloth or CO2 extinguisher if needed.</text:span></text:p>
          </table:table-cell>
        </table:table-row>
        <table:table-row>
          <table:table-cell table:style-name="Table3.A2" office:value-type="string">
            <text:p text:style-name="P27">Glass</text:p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P27">* For engraving/etching only.</text:p>
          </table:table-cell>
        </table:table-row>
        <table:table-row>
          <table:table-cell table:style-name="Table3.A2" office:value-type="string">
            <text:p text:style-name="P27">Ceramic tile</text:p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P27">* For engraving/etching only.</text:p>
          </table:table-cell>
        </table:table-row>
      </table:table>
      <text:p text:style-name="P16"/>
      <text:p text:style-name="P17">If you believe a material is safe but is not on this list, please present it along with the <text:span text:style-name="T7">Safety </text:span>Data <text:span text:style-name="T11">Sheet </text:span><text:span text:style-name="T7">(</text:span><text:span text:style-name="T11">S</text:span><text:span text:style-name="T7">DS)</text:span> to the <text:span text:style-name="T11">Certifier who can work with the Board to make a decision.</text:span> <text:s/><text:span text:style-name="T7">If a material is not on the list, it must not be used </text:span>(even if you think it is safe).</text:p>
      <text:p text:style-name="P75">____Initial</text:p>
      <text:p text:style-name="P19"><text:soft-page-break/></text:p>
      <text:p text:style-name="P12">Banned materials</text:p>
      <text:p text:style-name="P20">Some materials present hazards such as fire (papers), toxic gas (some polymers), or laser exposure (metals). <text:s/><text:span text:style-name="T2">These materials are NOT approved and are likely NEVER to be approved because of the hazards they present.</text:span></text:p>
      <text:p text:style-name="P75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aterial</text:p>
          </table:table-cell>
          <table:table-cell table:style-name="Table2.A1" office:value-type="string">
            <text:p text:style-name="P5">Examples</text:p>
          </table:table-cell>
          <table:table-cell table:style-name="Table2.C1" office:value-type="string">
            <text:p text:style-name="P5">Reason</text:p>
          </table:table-cell>
        </table:table-row>
        <table:table-row>
          <table:table-cell table:style-name="Table2.A2" office:value-type="string">
            <text:p text:style-name="P5">Paper, <text:span text:style-name="T10">Cardstock</text:span></text:p>
          </table:table-cell>
          <table:table-cell table:style-name="Table2.A2" office:value-type="string">
            <text:p text:style-name="P5">Printer paper</text:p>
          </table:table-cell>
          <table:table-cell table:style-name="Table2.C2" office:value-type="string">
            <text:p text:style-name="P5">Fire hazard</text:p>
          </table:table-cell>
        </table:table-row>
        <table:table-row>
          <table:table-cell table:style-name="Table2.A2" office:value-type="string">
            <text:p text:style-name="P5">Metal</text:p>
          </table:table-cell>
          <table:table-cell table:style-name="Table2.A2" office:value-type="string">
            <text:p text:style-name="P5">Steel, Brass, Aluminum, chrome, gold, silver</text:p>
          </table:table-cell>
          <table:table-cell table:style-name="Table2.C2" office:value-type="string">
            <text:p text:style-name="P5">Laser reflection hazard</text:p>
          </table:table-cell>
        </table:table-row>
        <table:table-row>
          <table:table-cell table:style-name="Table2.A2" office:value-type="string">
            <text:p text:style-name="P5">Mirrored surface</text:p>
          </table:table-cell>
          <table:table-cell table:style-name="Table2.A2" office:value-type="string">
            <text:p text:style-name="P5">Any type of reflective device</text:p>
          </table:table-cell>
          <table:table-cell table:style-name="Table2.C2" office:value-type="string">
            <text:p text:style-name="P5">Laser reflection hazard</text:p>
          </table:table-cell>
        </table:table-row>
        <table:table-row>
          <table:table-cell table:style-name="Table2.A2" office:value-type="string">
            <text:p text:style-name="P5">Polystyrene</text:p>
          </table:table-cell>
          <table:table-cell table:style-name="Table2.A2" office:value-type="string">
            <text:p text:style-name="P5">Styrofoam</text:p>
          </table:table-cell>
          <table:table-cell table:style-name="Table2.C2" office:value-type="string">
            <text:p text:style-name="P41">Possible fire hazard</text:p>
          </table:table-cell>
        </table:table-row>
        <table:table-row>
          <table:table-cell table:style-name="Table2.A2" office:value-type="string">
            <text:p text:style-name="P5">Polycarbonate</text:p>
          </table:table-cell>
          <table:table-cell table:style-name="Table2.A2" office:value-type="string">
            <text:p text:style-name="P5">Lexan</text:p>
          </table:table-cell>
          <table:table-cell table:style-name="Table2.C2" office:value-type="string">
            <text:p text:style-name="P5">Toxic gas</text:p>
          </table:table-cell>
        </table:table-row>
        <table:table-row>
          <table:table-cell table:style-name="Table2.A2" office:value-type="string">
            <text:p text:style-name="P5">ABS</text:p>
          </table:table-cell>
          <table:table-cell table:style-name="Table2.A2" office:value-type="string">
            <text:p text:style-name="P5">3d printed ABS parts</text:p>
          </table:table-cell>
          <table:table-cell table:style-name="Table2.C2" office:value-type="string">
            <text:p text:style-name="P5">Toxic gas</text:p>
          </table:table-cell>
        </table:table-row>
        <table:table-row>
          <table:table-cell table:style-name="Table2.A2" office:value-type="string">
            <text:p text:style-name="P5">Fiberglass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>Hazardous g<text:span text:style-name="T2">l</text:span>a<text:span text:style-name="T2">s</text:span>s particles in air and/or toxic fumes from epoxy</text:p>
          </table:table-cell>
        </table:table-row>
        <table:table-row>
          <table:table-cell table:style-name="Table2.A2" office:value-type="string">
            <text:p text:style-name="P5">Pressure-treated wood</text:p>
          </table:table-cell>
          <table:table-cell table:style-name="Table2.A2" office:value-type="string">
            <text:p text:style-name="P5">Wood with chemical preservatives</text:p>
          </table:table-cell>
          <table:table-cell table:style-name="Table2.C2" office:value-type="string">
            <text:p text:style-name="P5">Fire hazard, toxic gas from treatment chemicals</text:p>
          </table:table-cell>
        </table:table-row>
        <table:table-row>
          <table:table-cell table:style-name="Table2.A2" office:value-type="string">
            <text:p text:style-name="P5">PVC</text:p>
          </table:table-cell>
          <table:table-cell table:style-name="Table2.A2" office:value-type="string">
            <text:p text:style-name="P5">PVC Pipes, parts, tubes</text:p>
          </table:table-cell>
          <table:table-cell table:style-name="Table2.C2" office:value-type="string">
            <text:p text:style-name="P5">Toxic (Chlorine) gas</text:p>
          </table:table-cell>
        </table:table-row>
        <table:table-row>
          <table:table-cell table:style-name="Table2.A2" office:value-type="string">
            <text:p text:style-name="P5">Nylon</text:p>
          </table:table-cell>
          <table:table-cell table:style-name="Table2.A2" office:value-type="string">
            <text:p text:style-name="P5">Plastic, vinyl, pleather, Sintra, Kydex</text:p>
          </table:table-cell>
          <table:table-cell table:style-name="Table2.C2" office:value-type="string">
            <text:p text:style-name="P26">Toxic fumes</text:p>
          </table:table-cell>
        </table:table-row>
      </table:table>
      <text:p text:style-name="P20"/>
      <text:p text:style-name="P76">____Initial</text:p>
      <text:p text:style-name="P76"/>
      <text:p text:style-name="P4">Most laser jobs should be prepared in advance for use on the standard size (<text:span text:style-name="T25">55cm</text:span> by <text:span text:style-name="T25">85</text:span>cm) laser</text:p>
      <text:p text:style-name="P4">cutters. <text:s/>Files to be cut should be SVG (vector) files processed through Lightburn or Gcode files for direct machine instructions.</text:p>
      <text:p text:style-name="P4"/>
      <text:p text:style-name="P13">Unsafe Conditions</text:p>
      <text:p text:style-name="P25">It is unlikely, but possible, that during normal operation of the machines, faults may arise that present safety hazards. <text:s/>In these cases, it is extremely important that these procedures are followed to protect operators, nearby persons, <text:span text:style-name="T7">the machine, </text:span>and facilities.</text:p>
      <text:p text:style-name="P13"/>
      <text:p text:style-name="P13">Fire</text:p>
      <text:p text:style-name="P21">CO2 lasers are powerful and operate by “burning” material. <text:s/>This can, in some cases, result in an uncontrolled burn of the workpiece or components of the machine. <text:s/>If handled quickly, these flare-ups can be managed, but if allowed to progress can pose a threat to the <text:span text:style-name="T7">operator, nearby persons, the machine, and </text:span>the facility. <text:s/><text:span text:style-name="T7">In case of fire:</text:span></text:p>
      <text:list text:style-name="L3">
        <text:list-item>
          <text:p text:style-name="P51">Turn off laser quickly using the Emergency Stop button</text:p>
        </text:list-item>
        <text:list-item>
          <text:p text:style-name="P51"><text:soft-page-break/>Use the nearby <text:span text:style-name="T12">fire blanket </text:span>CO2 extinguisher to extinguish the flame.</text:p>
        </text:list-item>
        <text:list-item>
          <text:p text:style-name="P51">Remove work piece and revise power and feed-rate to prevent fire <text:span text:style-name="T7">in future cuts.</text:span></text:p>
        </text:list-item>
        <text:list-item>
          <text:p text:style-name="P51">Log the <text:span text:style-name="T7">fire </text:span>in the operation log.</text:p>
        </text:list-item>
        <text:list-item>
          <text:p text:style-name="P51">If the fire cannot be extinguished, <text:span text:style-name="T12">evacuate everyone and </text:span>call 911 and request fire assistance from emergency services.</text:p>
        </text:list-item>
      </text:list>
      <text:p text:style-name="P73">___Initial</text:p>
      <text:p text:style-name="P23"/>
      <text:p text:style-name="P13">Laser Lens Vaporization</text:p>
      <text:p text:style-name="P21">The laser lenses are made of Selenium. <text:s/>If smoke, debris, or other impurities condense on the focusing lens, the CO2 laser light may vaporize the lens resulting in a reddish-pink residue on the work piece or other surfaces. <text:s/>Because Selenium is a highly toxic material, the following procedures must be followed:</text:p>
      <text:list text:style-name="L4">
        <text:list-item>
          <text:p text:style-name="P52">Turn off laser quickly using the Emergency Stop button.</text:p>
        </text:list-item>
        <text:list-item>
          <text:p text:style-name="P52">DO NOT REMOVE YOUR WORKPIECE, it is toxic and should be considered lost.</text:p>
        </text:list-item>
        <text:list-item>
          <text:p text:style-name="P52">Leave lid closed and ventilation turned on to vent potentially toxic selenium vapor.</text:p>
        </text:list-item>
        <text:list-item>
          <text:p text:style-name="P52">Notify a Spark Studio Board Member</text:p>
        </text:list-item>
        <text:list-item>
          <text:p text:style-name="P52">Turn key to OFF position and leave it locked.</text:p>
        </text:list-item>
        <text:list-item>
          <text:p text:style-name="P52">Place a sign on the machine warning that i<text:span text:style-name="T12">t is toxic and should not be touched without PPE</text:span>.</text:p>
        </text:list-item>
        <text:list-item>
          <text:p text:style-name="P52">Log the failure in the operation log</text:p>
        </text:list-item>
        <text:list-item>
          <text:p text:style-name="P52">A board member or other person delegated to clean the residue will don protective equipment (bunny-suit, gloves and respirator) and commence cleaning the area. <text:s/>The machine MUST NOT be operated until it has been cleaned and cleared to operate by the board.</text:p>
        </text:list-item>
        <text:list-item>
          <text:p text:style-name="P52">If you suspect that you have been exposed to Selenium vapor, you are advised to seek medical attention.</text:p>
        </text:list-item>
      </text:list>
      <text:p text:style-name="P24"/>
      <text:p text:style-name="P73">___ Initial</text:p>
      <text:p text:style-name="P13"/>
      <text:p text:style-name="P13">Laser Tube Malfunction</text:p>
      <text:p text:style-name="P22">The CO2 laser tubes can last a long time, but ultimately they do wear out. <text:s/>In this case, they may physically develop a crack. <text:s/><text:span text:style-name="T7">This may also occur if impurities (such as algae or mold) make their way into the coolant water. <text:s/></text:span>If an unusual noise (crackle or pop from the back of the machine) occurs, the laser tube may be failing and you should:</text:p>
      <text:list text:continue-numbering="true" text:style-name="L4">
        <text:list-item>
          <text:p text:style-name="P52">Turn off laser quickly using the Emergency Stop button.</text:p>
        </text:list-item>
        <text:list-item>
          <text:p text:style-name="P52">Notify a Spark Studio Board Member</text:p>
        </text:list-item>
        <text:list-item>
          <text:p text:style-name="P52">Turn key to OFF position and leave it locked</text:p>
        </text:list-item>
        <text:list-item>
          <text:p text:style-name="P52">Place a sign on the machine warning that it has malfunctioned.</text:p>
        </text:list-item>
        <text:list-item>
          <text:p text:style-name="P52">Log the failure in the operation log</text:p>
        </text:list-item>
        <text:list-item>
          <text:p text:style-name="P52">A board member or other person delegated to maintain the machine will evaluate the failure and work toward remediating it.</text:p>
        </text:list-item>
      </text:list>
      <text:p text:style-name="P73">___ Initial</text:p>
      <text:p text:style-name="P86">Safety <text:span text:style-name="T14">Information</text:span></text:p>
      <text:p text:style-name="P46">The CO2 lasers are inherently hazardous and expensive. <text:s/>Please exercise appropriate caution.</text:p>
      <text:p text:style-name="P47"/>
      <text:p text:style-name="P47">NEVER leave machine unattended while cutting is in progress. <text:s/>If fire occurs, it will spread rapidly and can entirely consume the machine in a matter of minutes.</text:p>
      <text:p text:style-name="P47"/>
      <text:p text:style-name="P48">Follow Operation Checklist in order to keep machine safe, operational, and in a “known” working condition. <text:s/>Report ANY safety or machine damage incident to Spark Studio board members promptly so that safety issues can be mitigated.</text:p>
      <text:p text:style-name="P47"/>
      <text:p text:style-name="P47">NEVER open the hood while the laser is cutting. <text:s/><text:span text:style-name="T4">While there is a safety mechanism to disengage the laser if the hood is open, this should not be relied upon. <text:s/></text:span>The infra-red laser beam is not visible to the human eye, but can still cut flesh and cause permanent blindness. <text:s/><text:span text:style-name="T15">Wearing CO2 eye protection (not provided) is also advised to avoid laser exposure. <text:s/></text:span>All panels including front hood, back laser tube access and front panel MUST remain closed during operation to avoid <text:span text:style-name="T15">direct </text:span>laser exposure.</text:p>
      <text:p text:style-name="P47"/>
      <text:p text:style-name="P47">In case of fire, <text:span text:style-name="T4">laser malfunction, or lens vaporization, </text:span>E-Stop buttons <text:span text:style-name="T4">must be used to turn off the machine.</text:span> <text:s/>Power off laser and controller and air assist and douse fire with CO2 extinguisher immediately. <text:s/><text:span text:style-name="T4">If fire is not extinguished, call 911 immediately to report the fire and evacuate the building. <text:s/></text:span><text:span text:style-name="T16">Report ALL fires to a board member also.</text:span></text:p>
      <text:p text:style-name="P47"/>
      <text:p text:style-name="P47">Some materials <text:span text:style-name="T4">present safety hazards in the form of toxic gas, fire, and laser light reflection. <text:s/>Do not use any materials not listed on the approved materials list.</text:span></text:p>
      <text:p text:style-name="P47"/>
      <text:p text:style-name="P47">The lenses are made of Zinc Selenide and if dirty can vaporize during operation leaving a <text:span text:style-name="T17">reddish-pink</text:span> residue. <text:s/>This substance is <text:span text:style-name="T17">acutely toxic</text:span>. <text:s/>If this occurs, immediately power off machine and leave hood closed <text:span text:style-name="T17">with ventilation on</text:span>. <text:s/>Don personal protective equipment (gloves, respirator, and gown) and scrub down machine to remove residue to avoid possible exposure.</text:p>
      <text:p text:style-name="P47"/>
      <text:p text:style-name="P47">Do not touch lenses or mirrors. <text:s/>Mis-alignment and dirty optics can cause hazards. These are sensitive components and should be handled as little as possible when in normal use. <text:s/>Special alignment procedures are required to clean and re-align optics.</text:p>
      <text:p text:style-name="P74">___ Initial</text:p>
      <text:p text:style-name="P74"/>
      <text:p text:style-name="P85">Authorization to use Industrial 6090 150W laser cutter/engraver</text:p>
      <text:p text:style-name="P28"/>
      <text:p text:style-name="P29">I, <text:s/>_____________________________ (person to be authorized) have read and agreed to the <text:span text:style-name="T13">Industrial 6090 Laser Cutter Policies. <text:s/></text:span><text:span text:style-name="T14">I also understand that doing so may expose me to risks as outlined in the Safety Information. <text:s/>I will accept responsibility for hazards that arise from use and take steps to prevent them.</text:span></text:p>
      <text:p text:style-name="P28"/>
      <text:p text:style-name="P28">Signed (person to be authorized) _____________________ Date ____________________</text:p>
      <text:p text:style-name="P28"/>
      <text:p text:style-name="P28">I, ____________________________ (name of <text:span text:style-name="T5">Certifier</text:span>) have agreed that the person named above has demonstrated safe operation and agreed to the <text:span text:style-name="T14">policy and safety information.</text:span></text:p>
      <text:p text:style-name="P28"/>
      <text:p text:style-name="P78">Evaluation tasks:</text:p>
      <text:list text:style-name="L8">
        <text:list-item>
          <text:p text:style-name="P79"><text:span text:style-name="T28">Demonstrated operation through checklist</text:span></text:p>
        </text:list-item>
        <text:list-item>
          <text:p text:style-name="P79"><text:span text:style-name="T28">Demonstrated fire procedure</text:span></text:p>
        </text:list-item>
        <text:list-item>
          <text:p text:style-name="P79"><text:span text:style-name="T28">Demonstrated lens vaporization procedure</text:span></text:p>
        </text:list-item>
        <text:list-item>
          <text:p text:style-name="P79"><text:span text:style-name="T28">Demonstrated tube malfunction procedure</text:span></text:p>
        </text:list-item>
      </text:list>
      <text:p text:style-name="P81"/>
      <text:p text:style-name="P81">Signed (<text:span text:style-name="T28">certifier</text:span>) _____________________ Date ____________________</text:p>
      <text:p text:style-name="P28"/>
      <text:p text:style-name="P28">Congratulations, <text:span text:style-name="T14">you are now authorized to use the laser cutters. <text:s/></text:span><text:span text:style-name="T28">The certifier</text:span><text:span text:style-name="T14"> may reveal the combination to the lock-box.</text:span></text:p>
      <text:p text:style-name="P28"/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bookmark-start text:name="PageNumWizard_FOOTER_Default Page Style3"/><text:page-number text:select-page="current">5</text:page-number><text:bookmark-end text:name="PageNumWizard_FOOTER_Default Page Style3"/>/<text:page-count>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3-11T08:18:43.550352648</dc:date>
    <meta:editing-duration>PT1H33M14S</meta:editing-duration>
    <meta:editing-cycles>17</meta:editing-cycles>
    <meta:generator>LibreOffice/24.2.7.2$Linux_X86_64 LibreOffice_project/420$Build-2</meta:generator>
    <meta:print-date>2026-02-23T14:39:34.329392681</meta:print-date>
    <meta:document-statistic meta:table-count="3" meta:image-count="0" meta:object-count="0" meta:page-count="7" meta:paragraph-count="146" meta:word-count="1818" meta:character-count="10961" meta:non-whitespace-character-count="9291"/>
  </office:meta>
</office:document-meta>
</file>